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5.973cm"/>
    </style:style>
    <style:style style:name="co3" style:family="table-column">
      <style:table-column-properties fo:break-before="auto" style:column-width="19.63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99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5.828cm"/>
    </style:style>
    <style:style style:name="co8" style:family="table-column">
      <style:table-column-properties fo:break-before="auto" style:column-width="21.541cm"/>
    </style:style>
    <style:style style:name="co9" style:family="table-column">
      <style:table-column-properties fo:break-before="auto" style:column-width="5.773cm"/>
    </style:style>
    <style:style style:name="co10" style:family="table-column">
      <style:table-column-properties fo:break-before="auto" style:column-width="12.444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12.608cm"/>
    </style:style>
    <style:style style:name="co13" style:family="table-column">
      <style:table-column-properties fo:break-before="auto" style:column-width="5.554cm"/>
    </style:style>
    <style:style style:name="co14" style:family="table-column">
      <style:table-column-properties fo:break-before="auto" style:column-width="7.2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suario de Oficina de Extension Virtu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Descripcion Breve</text:p>
          </table:table-cell>
          <table:table-cell office:value-type="string">
            <text:p>Agregado</text:p>
          </table:table-cell>
        </table:table-row>
        <table:table-row table:style-name="ro1">
          <table:table-cell office:value-type="string">
            <text:p>UE-001</text:p>
          </table:table-cell>
          <table:table-cell office:value-type="string">
            <text:p>Crea Proyecto</text:p>
          </table:table-cell>
          <table:table-cell office:value-type="string">
            <text:p>Crea un proyecto a partir de un cliente que se ha comunicado con el.</text:p>
          </table:table-cell>
          <table:table-cell/>
        </table:table-row>
        <table:table-row table:style-name="ro1">
          <table:table-cell office:value-type="string">
            <text:p>UE-002</text:p>
          </table:table-cell>
          <table:table-cell office:value-type="string">
            <text:p>Agrega Grupo</text:p>
          </table:table-cell>
          <table:table-cell office:value-type="string">
            <text:p>Crea un Grupo.</text:p>
          </table:table-cell>
          <table:table-cell/>
        </table:table-row>
        <table:table-row table:style-name="ro1">
          <table:table-cell office:value-type="string">
            <text:p>UE-003</text:p>
          </table:table-cell>
          <table:table-cell office:value-type="string">
            <text:p>Agrega Empresa</text:p>
          </table:table-cell>
          <table:table-cell office:value-type="string">
            <text:p>Crea una EMpresa asociada a un Grupo</text:p>
          </table:table-cell>
          <table:table-cell/>
        </table:table-row>
        <table:table-row table:style-name="ro1">
          <table:table-cell office:value-type="string">
            <text:p>UE-004</text:p>
          </table:table-cell>
          <table:table-cell office:value-type="string">
            <text:p>Rechazar Proyectos Pendientes</text:p>
          </table:table-cell>
          <table:table-cell office:value-type="string">
            <text:p>Rechaza un Proyecto que ha sido agregado por medio de la interfaz del cliente</text:p>
          </table:table-cell>
          <table:table-cell/>
        </table:table-row>
        <table:table-row table:style-name="ro1">
          <table:table-cell office:value-type="string">
            <text:p>UE-005</text:p>
          </table:table-cell>
          <table:table-cell office:value-type="string">
            <text:p>Aceptar Proyectos Pendientes</text:p>
          </table:table-cell>
          <table:table-cell office:value-type="string">
            <text:p>Acepta un Proyecto que ha sido agregado por medio de la interfaz del cliente</text:p>
          </table:table-cell>
          <table:table-cell/>
        </table:table-row>
        <table:table-row table:style-name="ro1">
          <table:table-cell office:value-type="string">
            <text:p>UE-006</text:p>
          </table:table-cell>
          <table:table-cell office:value-type="string">
            <text:p>Asignar Proyecto a Profesor</text:p>
          </table:table-cell>
          <table:table-cell office:value-type="string">
            <text:p>Asigna <text:s/>un Proyecto a un profesor en especifico, puediendo escoger los profesores por su campo de especialidad</text:p>
          </table:table-cell>
          <table:table-cell/>
        </table:table-row>
        <table:table-row table:style-name="ro1">
          <table:table-cell office:value-type="string">
            <text:p>UE-007</text:p>
          </table:table-cell>
          <table:table-cell office:value-type="string">
            <text:p>Revisar Avance del Proyecto</text:p>
          </table:table-cell>
          <table:table-cell office:value-type="string">
            <text:p>Ve los proyectos que ha iniciado, y su avance.</text:p>
          </table:table-cell>
          <table:table-cell/>
        </table:table-row>
        <table:table-row table:style-name="ro1">
          <table:table-cell office:value-type="string">
            <text:p>UE-008</text:p>
          </table:table-cell>
          <table:table-cell office:value-type="string">
            <text:p>Ver proyectos pasados.</text:p>
          </table:table-cell>
          <table:table-cell office:value-type="string">
            <text:p>Puede revisar proyectos que ya no se encuentran activos, pero que sin embargo inicio</text:p>
          </table:table-cell>
          <table:table-cell/>
        </table:table-row>
        <table:table-row table:style-name="ro1">
          <table:table-cell office:value-type="string">
            <text:p>UE-009</text:p>
          </table:table-cell>
          <table:table-cell office:value-type="string">
            <text:p>Agregar Contacto a Empresa</text:p>
          </table:table-cell>
          <table:table-cell office:value-type="string">
            <text:p>Agrega un contacto a una empresa, escogiendo al grupo al que pertenece</text:p>
          </table:table-cell>
          <table:table-cell/>
        </table:table-row>
        <table:table-row table:style-name="ro1">
          <table:table-cell office:value-type="string">
            <text:p>UE-010</text:p>
          </table:table-cell>
          <table:table-cell office:value-type="string">
            <text:p>Eliminar Contacto de Empresa</text:p>
          </table:table-cell>
          <table:table-cell office:value-type="string">
            <text:p>Da de baja un contacto (No se elimina de la base de datos)</text:p>
          </table:table-cell>
          <table:table-cell/>
        </table:table-row>
        <table:table-row table:style-name="ro1">
          <table:table-cell office:value-type="string">
            <text:p>UE-011</text:p>
          </table:table-cell>
          <table:table-cell office:value-type="string">
            <text:p>Modificar Contacto de una Empresa</text:p>
          </table:table-cell>
          <table:table-cell office:value-type="string">
            <text:p>Modifica los datos de contacto de una persona que trabaja para una empresa</text:p>
          </table:table-cell>
          <table:table-cell/>
        </table:table-row>
        <table:table-row table:style-name="ro1">
          <table:table-cell office:value-type="string">
            <text:p>UE-012</text:p>
          </table:table-cell>
          <table:table-cell office:value-type="string">
            <text:p>Agregar Contacto a Proyecto</text:p>
          </table:table-cell>
          <table:table-cell office:value-type="string">
            <text:p>Agrega un contacto a un proyecto activo</text:p>
          </table:table-cell>
          <table:table-cell/>
        </table:table-row>
        <table:table-row table:style-name="ro1">
          <table:table-cell office:value-type="string">
            <text:p>UE-013</text:p>
          </table:table-cell>
          <table:table-cell office:value-type="string">
            <text:p>Eliminar Contacto de Proyecto</text:p>
          </table:table-cell>
          <table:table-cell office:value-type="string">
            <text:p>Elimina un contacto de un proyecto</text:p>
          </table:table-cell>
          <table:table-cell/>
        </table:table-row>
        <table:table-row table:style-name="ro1">
          <table:table-cell office:value-type="string">
            <text:p>UE-014</text:p>
          </table:table-cell>
          <table:table-cell office:value-type="string">
            <text:p>Cancelar Proyecto</text:p>
          </table:table-cell>
          <table:table-cell office:value-type="string">
            <text:p>Se da por terminado el proyecto, dando una razón por la cual se llego a eso.</text:p>
          </table:table-cell>
          <table:table-cell/>
        </table:table-row>
        <table:table-row table:style-name="ro1">
          <table:table-cell office:value-type="string">
            <text:p>UE-015</text:p>
          </table:table-cell>
          <table:table-cell office:value-type="string">
            <text:p>Aceptar Propuesta de Proyecto</text:p>
          </table:table-cell>
          <table:table-cell office:value-type="string">
            <text:p>El usuario de extensión habla con el cliente y dependiendo de eso, acepta o rechaza una propuesta</text:p>
          </table:table-cell>
          <table:table-cell/>
        </table:table-row>
        <table:table-row table:style-name="ro1">
          <table:table-cell office:value-type="string">
            <text:p>UE-016</text:p>
          </table:table-cell>
          <table:table-cell office:value-type="string">
            <text:p>Rechazar Propuesta</text:p>
          </table:table-cell>
          <table:table-cell office:value-type="string">
            <text:p>El documento se rechaza, se da una razón por la cual se rechazó, y el documento que estaba en el servidor se elimina.</text:p>
          </table:table-cell>
          <table:table-cell/>
        </table:table-row>
      </table:table>
      <table:table table:name="Administrador de Extension Virtual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Descripcion Breve</text:p>
          </table:table-cell>
          <table:table-cell office:value-type="string">
            <text:p>Agregado</text:p>
          </table:table-cell>
        </table:table-row>
        <table:table-row table:style-name="ro1">
          <table:table-cell office:value-type="string">
            <text:p>AE-001</text:p>
          </table:table-cell>
          <table:table-cell office:value-type="string">
            <text:p>Ver Proyectos</text:p>
          </table:table-cell>
          <table:table-cell office:value-type="string">
            <text:p>Ver Proyectos Actuales</text:p>
          </table:table-cell>
          <table:table-cell/>
        </table:table-row>
        <table:table-row table:style-name="ro1">
          <table:table-cell office:value-type="string">
            <text:p>AE-002</text:p>
          </table:table-cell>
          <table:table-cell office:value-type="string">
            <text:p>Ver avance de proyectos</text:p>
          </table:table-cell>
          <table:table-cell office:value-type="string">
            <text:p>Puede observar los proyectos actuales</text:p>
          </table:table-cell>
          <table:table-cell/>
        </table:table-row>
        <table:table-row table:style-name="ro1">
          <table:table-cell office:value-type="string">
            <text:p>AE-003</text:p>
          </table:table-cell>
          <table:table-cell office:value-type="string">
            <text:p>Ver Proyectos Pasados</text:p>
          </table:table-cell>
          <table:table-cell office:value-type="string">
            <text:p>Puede Observar los proyectos que se han hecho para las empresas anteriorment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string">
            <text:p>Reportes</text:p>
          </table:table-cell>
          <table:table-cell office:value-type="string">
            <text:p>Area de Reportes</text:p>
          </table:table-cell>
          <table:table-cell table:number-columns-repeated="2"/>
        </table:table-row>
      </table:table>
      <table:table table:name="Profesores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Descripcion Breve</text:p>
          </table:table-cell>
          <table:table-cell office:value-type="string">
            <text:p>Agregado</text:p>
          </table:table-cell>
        </table:table-row>
        <table:table-row table:style-name="ro1">
          <table:table-cell office:value-type="string">
            <text:p>P-001</text:p>
          </table:table-cell>
          <table:table-cell office:value-type="string">
            <text:p>Aceptar Proyecto</text:p>
          </table:table-cell>
          <table:table-cell office:value-type="string">
            <text:p>El profesor acepta un proyecto</text:p>
          </table:table-cell>
          <table:table-cell/>
        </table:table-row>
        <table:table-row table:style-name="ro1">
          <table:table-cell office:value-type="string">
            <text:p>P-002</text:p>
          </table:table-cell>
          <table:table-cell office:value-type="string">
            <text:p>Rechazar un Proyecto</text:p>
          </table:table-cell>
          <table:table-cell office:value-type="string">
            <text:p>El profesor rechaza un proyecto,además de especificar el por que se rechaza, y se le da la opción de poder sugerir a alguna persona</text:p>
          </table:table-cell>
          <table:table-cell/>
        </table:table-row>
        <table:table-row table:style-name="ro1">
          <table:table-cell office:value-type="string">
            <text:p>P-003</text:p>
          </table:table-cell>
          <table:table-cell office:value-type="string">
            <text:p>Crear un Reporte</text:p>
          </table:table-cell>
          <table:table-cell office:value-type="string">
            <text:p>El profesor puede crear reportes intermedios y un reporte final, para cada uno de los proyectos en los que esta trabajando.</text:p>
          </table:table-cell>
          <table:table-cell/>
        </table:table-row>
        <table:table-row table:style-name="ro1">
          <table:table-cell office:value-type="string">
            <text:p>P-004</text:p>
          </table:table-cell>
          <table:table-cell office:value-type="string">
            <text:p>Modificar Reporte</text:p>
          </table:table-cell>
          <table:table-cell office:value-type="string">
            <text:p>El profesor puede modificar un reporte que ya haya hecho anteriormente para un proyecto.</text:p>
          </table:table-cell>
          <table:table-cell/>
        </table:table-row>
        <table:table-row table:style-name="ro1">
          <table:table-cell office:value-type="string">
            <text:p>P-005</text:p>
          </table:table-cell>
          <table:table-cell office:value-type="string">
            <text:p>Crear nuevo estado del proyecto</text:p>
          </table:table-cell>
          <table:table-cell office:value-type="string">
            <text:p>El profesor puede crear un nuevo estado en el que se ecnuentra el proyecto, pudiendo poner una descripción breve del estado actual</text:p>
          </table:table-cell>
          <table:table-cell/>
        </table:table-row>
        <table:table-row table:style-name="ro1">
          <table:table-cell office:value-type="string">
            <text:p>P-006</text:p>
          </table:table-cell>
          <table:table-cell office:value-type="string">
            <text:p>Agregar Compañero de Trabajo</text:p>
          </table:table-cell>
          <table:table-cell office:value-type="string">
            <text:p>Si el profesor es lider, puede agregar nuevos compañeros de trabajo, asignandoles igualmente el rol de lider, o cualquier otro rol, por medio de un campo de texto.</text:p>
          </table:table-cell>
          <table:table-cell/>
        </table:table-row>
        <table:table-row table:style-name="ro1">
          <table:table-cell office:value-type="string">
            <text:p>P-007</text:p>
          </table:table-cell>
          <table:table-cell office:value-type="string">
            <text:p>Eliminar un compañero de Trabajo</text:p>
          </table:table-cell>
          <table:table-cell office:value-type="string">
            <text:p>Si el profesor es lider, puede eliminar un compañero de trabajo</text:p>
          </table:table-cell>
          <table:table-cell/>
        </table:table-row>
        <table:table-row table:style-name="ro1">
          <table:table-cell office:value-type="string">
            <text:p>P-008</text:p>
          </table:table-cell>
          <table:table-cell office:value-type="string">
            <text:p>Ver estados de proyectos.</text:p>
          </table:table-cell>
          <table:table-cell office:value-type="string">
            <text:p>Si el profesor es lider, puede ver los estados por los cuales el proyecto ha ido pasando.</text:p>
          </table:table-cell>
          <table:table-cell/>
        </table:table-row>
        <table:table-row table:style-name="ro1">
          <table:table-cell office:value-type="string">
            <text:p>P-009</text:p>
          </table:table-cell>
          <table:table-cell office:value-type="string">
            <text:p>Ver reportes de proyectos</text:p>
          </table:table-cell>
          <table:table-cell office:value-type="string">
            <text:p>Si el profesor es lider, puede ver los reportes de los demás compañeros de proyecto.</text:p>
          </table:table-cell>
          <table:table-cell/>
        </table:table-row>
        <table:table-row table:style-name="ro1">
          <table:table-cell office:value-type="string">
            <text:p>P-010</text:p>
          </table:table-cell>
          <table:table-cell office:value-type="string">
            <text:p>Elaborar Propuesta</text:p>
          </table:table-cell>
          <table:table-cell office:value-type="string">
            <text:p>El lider elabora un propuesta, la cual es asignada a el proyecto para aceptación.</text:p>
          </table:table-cell>
          <table:table-cell/>
        </table:table-row>
      </table:table>
      <table:table table:name="Usuario Legal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Descripcion Breve</text:p>
          </table:table-cell>
          <table:table-cell office:value-type="string">
            <text:p>Agregado</text:p>
          </table:table-cell>
        </table:table-row>
        <table:table-row table:style-name="ro1">
          <table:table-cell office:value-type="string">
            <text:p>L-001</text:p>
          </table:table-cell>
          <table:table-cell office:value-type="string">
            <text:p>Ver Proyectos Actuales</text:p>
          </table:table-cell>
          <table:table-cell office:value-type="string">
            <text:p>El usuario de legal puede ver los proyectos con los cuales esta asignado</text:p>
          </table:table-cell>
          <table:table-cell/>
        </table:table-row>
        <table:table-row table:style-name="ro1">
          <table:table-cell office:value-type="string">
            <text:p>L-002</text:p>
          </table:table-cell>
          <table:table-cell office:value-type="string">
            <text:p>Ver Contactos</text:p>
          </table:table-cell>
          <table:table-cell office:value-type="string">
            <text:p>El usuario de Legal puede ver los contactos del proyecto asignado</text:p>
          </table:table-cell>
          <table:table-cell/>
        </table:table-row>
        <table:table-row table:style-name="ro1">
          <table:table-cell office:value-type="string">
            <text:p>L-003</text:p>
          </table:table-cell>
          <table:table-cell office:value-type="string">
            <text:p>Subir documento</text:p>
          </table:table-cell>
          <table:table-cell office:value-type="string">
            <text:p>El usuario puede subir el documento final del proyecto y dar en aceptado de tal forma que el documento legal quede listo.</text:p>
          </table:table-cell>
          <table:table-cell/>
        </table:table-row>
      </table:table>
      <table:table table:name="Administrador" table:style-name="ta1"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Descripcion Breve</text:p>
          </table:table-cell>
          <table:table-cell office:value-type="string">
            <text:p>Agregado</text:p>
          </table:table-cell>
        </table:table-row>
        <table:table-row table:style-name="ro1">
          <table:table-cell office:value-type="string">
            <text:p>A-001</text:p>
          </table:table-cell>
          <table:table-cell office:value-type="string">
            <text:p>Aceptar Usuario</text:p>
          </table:table-cell>
          <table:table-cell office:value-type="string">
            <text:p>Podrán aceptar o rechazar los usuarios que pidan permisos de entrar</text:p>
          </table:table-cell>
          <table:table-cell/>
        </table:table-row>
        <table:table-row table:style-name="ro1">
          <table:table-cell office:value-type="string">
            <text:p>A-002</text:p>
          </table:table-cell>
          <table:table-cell office:value-type="string">
            <text:p>Reasignar password</text:p>
          </table:table-cell>
          <table:table-cell office:value-type="string">
            <text:p>Se podrán reasignar password a los usuarios en caso de que los hayan olvidad</text:p>
          </table:table-cell>
          <table:table-cell/>
        </table:table-row>
        <table:table-row table:style-name="ro1">
          <table:table-cell office:value-type="string">
            <text:p>A-003</text:p>
          </table:table-cell>
          <table:table-cell office:value-type="string">
            <text:p>Dar de baja usuarios</text:p>
          </table:table-cell>
          <table:table-cell office:value-type="string">
            <text:p>Se podrá dar de baja a un usuario</text:p>
          </table:table-cell>
          <table:table-cell/>
        </table:table-row>
        <table:table-row table:style-name="ro1">
          <table:table-cell office:value-type="string">
            <text:p>A-004</text:p>
          </table:table-cell>
          <table:table-cell office:value-type="string">
            <text:p>Dar de alta a un usuario</text:p>
          </table:table-cell>
          <table:table-cell office:value-type="string">
            <text:p>Se podrá dar de alta a un usuario en el sistema</text:p>
          </table:table-cell>
          <table:table-cell/>
        </table:table-row>
        <table:table-row table:style-name="ro1">
          <table:table-cell office:value-type="string">
            <text:p>A-005</text:p>
          </table:table-cell>
          <table:table-cell office:value-type="string">
            <text:p>Agregar Nuevos Campus</text:p>
          </table:table-cell>
          <table:table-cell table:number-columns-repeated="2"/>
        </table:table-row>
        <table:table-row table:style-name="ro1">
          <table:table-cell office:value-type="string">
            <text:p>A-006</text:p>
          </table:table-cell>
          <table:table-cell office:value-type="string">
            <text:p>Agregar Nuevas Escuelas</text:p>
          </table:table-cell>
          <table:table-cell table:number-columns-repeated="2"/>
        </table:table-row>
        <table:table-row table:style-name="ro1">
          <table:table-cell office:value-type="string">
            <text:p>A-007</text:p>
          </table:table-cell>
          <table:table-cell office:value-type="string">
            <text:p>Agregar Nuevos Departamentos</text:p>
          </table:table-cell>
          <table:table-cell table:number-columns-repeated="2"/>
        </table:table-row>
        <table:table-row table:style-name="ro1">
          <table:table-cell office:value-type="string">
            <text:p>A-008</text:p>
          </table:table-cell>
          <table:table-cell office:value-type="string">
            <text:p>Editar Campus</text:p>
          </table:table-cell>
          <table:table-cell table:number-columns-repeated="2"/>
        </table:table-row>
        <table:table-row table:style-name="ro1">
          <table:table-cell office:value-type="string">
            <text:p>A-009</text:p>
          </table:table-cell>
          <table:table-cell office:value-type="string">
            <text:p>Editar Escuela</text:p>
          </table:table-cell>
          <table:table-cell table:number-columns-repeated="2"/>
        </table:table-row>
        <table:table-row table:style-name="ro1">
          <table:table-cell office:value-type="string">
            <text:p>A-010</text:p>
          </table:table-cell>
          <table:table-cell office:value-type="string">
            <text:p>Editar Departamentos</text:p>
          </table:table-cell>
          <table:table-cell table:number-columns-repeated="2"/>
        </table:table-row>
        <table:table-row table:style-name="ro1">
          <table:table-cell office:value-type="string">
            <text:p>A-011</text:p>
          </table:table-cell>
          <table:table-cell office:value-type="string">
            <text:p>Agregar Nuevas Areas para la pagina principal</text:p>
          </table:table-cell>
          <table:table-cell table:number-columns-repeated="2"/>
        </table:table-row>
        <table:table-row table:style-name="ro1">
          <table:table-cell office:value-type="string">
            <text:p>A-012</text:p>
          </table:table-cell>
          <table:table-cell office:value-type="string">
            <text:p>Editar Areas para la pgina principal</text:p>
          </table:table-cell>
          <table:table-cell table:number-columns-repeated="2"/>
        </table:table-row>
        <table:table-row table:style-name="ro1">
          <table:table-cell office:value-type="string">
            <text:p>A-013</text:p>
          </table:table-cell>
          <table:table-cell office:value-type="string">
            <text:p>Agregar Nuevas Especialidades para los profesores</text:p>
          </table:table-cell>
          <table:table-cell table:number-columns-repeated="2"/>
        </table:table-row>
        <table:table-row table:style-name="ro1">
          <table:table-cell office:value-type="string">
            <text:p>A-014</text:p>
          </table:table-cell>
          <table:table-cell office:value-type="string">
            <text:p>Editar Especialidades de lso profesores</text:p>
          </table:table-cell>
          <table:table-cell table:number-columns-repeated="2"/>
        </table:table-row>
      </table:table>
      <table:table table:name="Casos de Uso generales" table:style-name="ta1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>
            <text:p>Identificador</text:p>
          </table:table-cell>
          <table:table-cell office:value-type="string">
            <text:p>Nombre</text:p>
          </table:table-cell>
          <table:table-cell office:value-type="string">
            <text:p>Descripcion Breve</text:p>
          </table:table-cell>
          <table:table-cell office:value-type="string">
            <text:p>Agregado</text:p>
          </table:table-cell>
        </table:table-row>
        <table:table-row table:style-name="ro1">
          <table:table-cell office:value-type="string">
            <text:p>C-001</text:p>
          </table:table-cell>
          <table:table-cell office:value-type="string">
            <text:p>Iniciar Sesión</text:p>
          </table:table-cell>
          <table:table-cell table:number-columns-repeated="2"/>
        </table:table-row>
        <table:table-row table:style-name="ro1">
          <table:table-cell office:value-type="string">
            <text:p>C-002</text:p>
          </table:table-cell>
          <table:table-cell office:value-type="string">
            <text:p>Cerrar Sesión</text:p>
          </table:table-cell>
          <table:table-cell table:number-columns-repeated="2"/>
        </table:table-row>
        <table:table-row table:style-name="ro1">
          <table:table-cell office:value-type="string">
            <text:p>C-003</text:p>
          </table:table-cell>
          <table:table-cell office:value-type="string">
            <text:p>Modificar Datos de Usuario</text:p>
          </table:table-cell>
          <table:table-cell table:number-columns-repeated="2"/>
        </table:table-row>
        <table:table-row table:style-name="ro1">
          <table:table-cell office:value-type="string">
            <text:p>C-003</text:p>
          </table:table-cell>
          <table:table-cell office:value-type="string">
            <text:p>Solicitar Acceso al Sistema</text:p>
          </table:table-cell>
          <table:table-cell table:number-columns-repeated="2"/>
        </table:table-row>
        <table:table-row table:style-name="ro1">
          <table:table-cell office:value-type="string">
            <text:p>C-004</text:p>
          </table:table-cell>
          <table:table-cell office:value-type="string">
            <text:p>Crear un Nuevo Recordatorio</text:p>
          </table:table-cell>
          <table:table-cell table:number-columns-repeated="2"/>
        </table:table-row>
        <table:table-row table:style-name="ro1">
          <table:table-cell office:value-type="string">
            <text:p>C-005</text:p>
          </table:table-cell>
          <table:table-cell office:value-type="string">
            <text:p>Eliminar Recordatorio</text:p>
          </table:table-cell>
          <table:table-cell table:number-columns-repeated="2"/>
        </table:table-row>
        <table:table-row table:style-name="ro1">
          <table:table-cell office:value-type="string">
            <text:p>C-006</text:p>
          </table:table-cell>
          <table:table-cell office:value-type="string">
            <text:p>Ver mensaje</text:p>
          </table:table-cell>
          <table:table-cell table:number-columns-repeated="2"/>
        </table:table-row>
        <table:table-row table:style-name="ro1">
          <table:table-cell office:value-type="string">
            <text:p>C-007</text:p>
          </table:table-cell>
          <table:table-cell office:value-type="string">
            <text:p>Enviar Mensaje a un Usuar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Alemán</meta:initial-creator>
    <meta:creation-date>2012-10-21T13:31:16</meta:creation-date>
    <dc:date>2012-10-21T17:49:33</dc:date>
    <dc:creator>Mario Alemán</dc:creator>
    <meta:editing-duration>PT3H47M27S</meta:editing-duration>
    <meta:editing-cycles>7</meta:editing-cycles>
    <meta:generator>LibreOffice/3.5$Linux_X86_64 LibreOffice_project/350m1$Build-2</meta:generator>
    <meta:document-statistic meta:table-count="6" meta:cell-count="170" meta:object-count="0"/>
  </office:meta>
</office:document-meta>
</file>